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setting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tent.xml" manifest:media-type="text/xml"/>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officeooo:rsid="00091dd7" officeooo:paragraph-rsid="00084c94"/>
    </style:style>
    <style:style style:name="P2" style:family="paragraph" style:parent-style-name="Title">
      <style:text-properties style:font-name="Liberation Serif1" officeooo:paragraph-rsid="0006981d"/>
    </style:style>
    <style:style style:name="P3" style:family="paragraph" style:parent-style-name="Heading_20_1">
      <style:text-properties style:font-name="Liberation Serif1" officeooo:rsid="00084c94" officeooo:paragraph-rsid="00084c94"/>
    </style:style>
    <style:style style:name="P4" style:family="paragraph" style:parent-style-name="Heading_20_1">
      <style:text-properties style:font-name="Liberation Serif1" officeooo:rsid="00084c94" officeooo:paragraph-rsid="000fa3c2"/>
    </style:style>
    <style:style style:name="P5" style:family="paragraph" style:parent-style-name="Heading_20_1">
      <style:text-properties style:font-name="Liberation Serif1"/>
    </style:style>
    <style:style style:name="P6" style:family="paragraph" style:parent-style-name="Heading_20_2">
      <style:text-properties style:font-name="Liberation Serif1" officeooo:rsid="00084c94" officeooo:paragraph-rsid="00084c94"/>
    </style:style>
    <style:style style:name="P7" style:family="paragraph" style:parent-style-name="Heading_20_2">
      <style:text-properties style:font-name="Liberation Serif1" officeooo:rsid="000b0f8b" officeooo:paragraph-rsid="000b0f8b"/>
    </style:style>
    <style:style style:name="P8" style:family="paragraph" style:parent-style-name="Heading_20_2">
      <style:text-properties style:font-name="Liberation Serif1" officeooo:rsid="000e2d54" officeooo:paragraph-rsid="000e2d54"/>
    </style:style>
    <style:style style:name="P9" style:family="paragraph" style:parent-style-name="Heading_20_2">
      <style:text-properties style:font-name="Liberation Serif1" officeooo:paragraph-rsid="000fd96d"/>
    </style:style>
    <style:style style:name="P10" style:family="paragraph" style:parent-style-name="Heading_20_2">
      <style:text-properties style:font-name="Liberation Serif1" officeooo:rsid="002dcd7c" officeooo:paragraph-rsid="002dcd7c"/>
    </style:style>
    <style:style style:name="P11" style:family="paragraph" style:parent-style-name="Heading_20_2">
      <style:text-properties style:font-name="Liberation Serif1" officeooo:rsid="002efabe" officeooo:paragraph-rsid="002efabe"/>
    </style:style>
    <style:style style:name="P12" style:family="paragraph" style:parent-style-name="Heading_20_2">
      <style:text-properties style:font-name="Liberation Serif1" officeooo:rsid="00300e15" officeooo:paragraph-rsid="00300e15"/>
    </style:style>
    <style:style style:name="P13" style:family="paragraph" style:parent-style-name="Heading_20_2">
      <style:text-properties style:font-name="Liberation Serif1" officeooo:rsid="00325306" officeooo:paragraph-rsid="00325306"/>
    </style:style>
    <style:style style:name="P14" style:family="paragraph" style:parent-style-name="Heading_20_2">
      <style:text-properties style:font-name="Liberation Serif1" officeooo:rsid="00338f86" officeooo:paragraph-rsid="00338f86"/>
    </style:style>
    <style:style style:name="P15" style:family="paragraph" style:parent-style-name="Heading_20_2">
      <style:text-properties style:font-name="Liberation Serif1"/>
    </style:style>
    <style:style style:name="P16" style:family="paragraph" style:parent-style-name="Heading_20_4">
      <style:text-properties style:font-name="Liberation Serif1" officeooo:rsid="00091dd7" officeooo:paragraph-rsid="00084c94"/>
    </style:style>
    <style:style style:name="P17" style:family="paragraph" style:parent-style-name="Heading_20_4">
      <style:text-properties style:font-name="Liberation Serif1"/>
    </style:style>
    <style:style style:name="P18" style:family="paragraph" style:parent-style-name="Heading_20_4">
      <style:text-properties style:font-name="Liberation Serif1" officeooo:rsid="000d4c84" officeooo:paragraph-rsid="000d0db0"/>
    </style:style>
    <style:style style:name="P19" style:family="paragraph" style:parent-style-name="Heading_20_4">
      <style:text-properties style:font-name="Liberation Serif1" officeooo:rsid="000fa3c2" officeooo:paragraph-rsid="000fa3c2"/>
    </style:style>
    <style:style style:name="P20" style:family="paragraph" style:parent-style-name="Standard">
      <style:text-properties officeooo:paragraph-rsid="002dcd7c"/>
    </style:style>
    <style:style style:name="P21" style:family="paragraph" style:parent-style-name="Standard">
      <style:text-properties officeooo:paragraph-rsid="00331bf3"/>
    </style:style>
    <style:style style:name="P22" style:family="paragraph" style:parent-style-name="Standard">
      <style:paragraph-properties fo:text-align="start" style:justify-single-word="false"/>
      <style:text-properties style:font-name="Liberation Serif1" officeooo:rsid="001b7a16" officeooo:paragraph-rsid="0006981d"/>
    </style:style>
    <style:style style:name="P23" style:family="paragraph" style:parent-style-name="Text_20_body">
      <style:text-properties fo:font-variant="normal" fo:text-transform="none" style:font-name="Liberation Serif1" fo:letter-spacing="normal" fo:font-style="normal" fo:font-weight="normal" officeooo:paragraph-rsid="00084c94"/>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text-properties officeooo:rsid="001aa1a1" officeooo:paragraph-rsid="0016c27e"/>
    </style:style>
    <style:style style:name="P31" style:family="paragraph" style:parent-style-name="Text_20_body">
      <style:text-properties style:use-window-font-color="true" loext:opacity="0%" style:font-name="Liberation Serif1" officeooo:rsid="001aa1a1" fo:background-color="transparent"/>
    </style:style>
    <style:style style:name="P32" style:family="paragraph" style:parent-style-name="Text_20_body" style:list-style-name="L10"/>
    <style:style style:name="P33" style:family="paragraph" style:parent-style-name="Text_20_body" style:list-style-name="L10">
      <style:text-properties officeooo:paragraph-rsid="0034000f"/>
    </style:style>
    <style:style style:name="P34" style:family="paragraph" style:parent-style-name="Text_20_body">
      <style:text-properties style:font-name="Liberation Serif1" officeooo:rsid="000d4c84" officeooo:paragraph-rsid="000d0db0"/>
    </style:style>
    <style:style style:name="P35" style:family="paragraph" style:parent-style-name="Text_20_body">
      <style:text-properties style:font-name="Liberation Serif1" officeooo:rsid="000fa3c2" officeooo:paragraph-rsid="000fa3c2"/>
    </style:style>
    <style:style style:name="P36" style:family="paragraph" style:parent-style-name="Text_20_body">
      <style:text-properties style:font-name="Liberation Serif1" officeooo:paragraph-rsid="002be14f"/>
    </style:style>
    <style:style style:name="P37" style:family="paragraph" style:parent-style-name="Text_20_body">
      <style:text-properties style:font-name="Liberation Serif1" officeooo:rsid="0012d19c" officeooo:paragraph-rsid="00115d2a"/>
    </style:style>
    <style:style style:name="P38" style:family="paragraph" style:parent-style-name="Text_20_body">
      <style:text-properties style:font-name="Liberation Serif1" fo:font-weight="bold" officeooo:rsid="002dcd7c" officeooo:paragraph-rsid="002dcd7c" style:font-weight-asian="bold" style:font-weight-complex="bold"/>
    </style:style>
    <style:style style:name="P39" style:family="paragraph" style:parent-style-name="Text_20_body">
      <style:text-properties style:font-name="Liberation Serif1" fo:font-weight="bold" officeooo:rsid="002efabe" officeooo:paragraph-rsid="002efabe" style:font-weight-asian="bold" style:font-weight-complex="bold"/>
    </style:style>
    <style:style style:name="P40" style:family="paragraph" style:parent-style-name="Text_20_body">
      <style:text-properties style:font-name="Liberation Serif1" fo:font-weight="bold" officeooo:rsid="00300e15" officeooo:paragraph-rsid="00300e15" style:font-weight-asian="bold" style:font-weight-complex="bold"/>
    </style:style>
    <style:style style:name="P41" style:family="paragraph" style:parent-style-name="Text_20_body">
      <style:text-properties style:font-name="Liberation Serif1" fo:font-weight="bold" officeooo:rsid="00318564" officeooo:paragraph-rsid="00318564" style:font-weight-asian="bold" style:font-weight-complex="bold"/>
    </style:style>
    <style:style style:name="P42" style:family="paragraph" style:parent-style-name="Text_20_body">
      <style:text-properties style:font-name="Liberation Serif1" officeooo:paragraph-rsid="002efabe"/>
    </style:style>
    <style:style style:name="P43" style:family="paragraph" style:parent-style-name="Text_20_body">
      <style:text-properties style:font-name="Liberation Serif1" officeooo:paragraph-rsid="00325306"/>
    </style:style>
    <style:style style:name="P44" style:family="paragraph" style:parent-style-name="Text_20_body">
      <style:text-properties style:font-name="Liberation Serif1" officeooo:paragraph-rsid="0016c27e"/>
    </style:style>
    <style:style style:name="P45" style:family="paragraph" style:parent-style-name="Text_20_body">
      <style:text-properties style:font-name="Liberation Serif1"/>
    </style:style>
    <style:style style:name="T1" style:family="text">
      <style:text-properties officeooo:rsid="0006981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2be14f"/>
    </style:style>
    <style:style style:name="T4" style:family="text">
      <style:text-properties fo:font-variant="normal" fo:text-transform="none" fo:letter-spacing="normal" fo:font-style="normal" fo:font-weight="normal" officeooo:rsid="00348f24"/>
    </style:style>
    <style:style style:name="T5" style:family="text">
      <style:text-properties fo:font-variant="normal" fo:text-transform="none" fo:letter-spacing="normal" fo:font-style="normal" fo:font-weight="normal" officeooo:rsid="002be14f" style:font-name-asian="Liberation Serif" style:font-name-complex="Liberation Serif"/>
    </style:style>
    <style:style style:name="T6" style:family="text">
      <style:text-properties fo:font-variant="normal" fo:text-transform="none" style:font-name="Liberation Serif" fo:letter-spacing="normal" fo:font-style="normal" fo:font-weight="normal" officeooo:rsid="002be14f" style:font-name-asian="Liberation Serif" style:font-name-complex="Liberation Serif"/>
    </style:style>
    <style:style style:name="T7" style:family="text">
      <style:text-properties fo:font-variant="normal" fo:text-transform="none" style:font-name="Liberation Serif" fo:letter-spacing="normal" fo:font-style="normal" fo:font-weight="normal" officeooo:rsid="002be14f"/>
    </style:style>
    <style:style style:name="T8" style:family="text">
      <style:text-properties fo:font-variant="normal" fo:text-transform="none" style:text-position="sub 58%" fo:letter-spacing="normal" fo:font-style="normal" fo:font-weight="normal"/>
    </style:style>
    <style:style style:name="T9" style:family="text">
      <style:text-properties fo:font-variant="normal" fo:text-transform="none" style:text-position="sub 58%" fo:letter-spacing="normal" fo:font-style="normal" fo:font-weight="normal" officeooo:rsid="00348f24"/>
    </style:style>
    <style:style style:name="T10" style:family="text">
      <style:text-properties officeooo:rsid="000fa3c2"/>
    </style:style>
    <style:style style:name="T11" style:family="text">
      <style:text-properties officeooo:rsid="002320be"/>
    </style:style>
    <style:style style:name="T12" style:family="text">
      <style:text-properties fo:font-weight="normal" style:font-weight-asian="normal" style:font-weight-complex="normal"/>
    </style:style>
    <style:style style:name="T13" style:family="text">
      <style:text-properties fo:font-weight="normal" officeooo:rsid="002efabe" style:font-weight-asian="normal" style:font-weight-complex="normal"/>
    </style:style>
    <style:style style:name="T14" style:family="text">
      <style:text-properties officeooo:rsid="00250c6e"/>
    </style:style>
    <style:style style:name="T15" style:family="text">
      <style:text-properties officeooo:rsid="0025538a"/>
    </style:style>
    <style:style style:name="T16" style:family="text">
      <style:text-properties officeooo:rsid="00279254"/>
    </style:style>
    <style:style style:name="T17" style:family="text">
      <style:text-properties officeooo:rsid="00290e8a"/>
    </style:style>
    <style:style style:name="T18" style:family="text">
      <style:text-properties fo:font-weight="bold" style:font-weight-asian="bold" style:font-weight-complex="bold"/>
    </style:style>
    <style:style style:name="T19" style:family="text">
      <style:text-properties fo:font-weight="bold" officeooo:rsid="002efabe" style:font-weight-asian="bold" style:font-weight-complex="bold"/>
    </style:style>
    <style:style style:name="T20" style:family="text">
      <style:text-properties officeooo:rsid="002b4316"/>
    </style:style>
    <style:style style:name="T21" style:family="text">
      <style:text-properties officeooo:rsid="002be14f"/>
    </style:style>
    <style:style style:name="T22" style:family="text">
      <style:text-properties style:font-name="Liberation Serif" officeooo:rsid="0034000f" style:font-name-asian="Liberation Serif" style:font-name-complex="Liberation Serif"/>
    </style:style>
    <style:style style:name="T23" style:family="text">
      <style:text-properties officeooo:rsid="000fd96d"/>
    </style:style>
    <style:style style:name="T24" style:family="text">
      <style:text-properties officeooo:rsid="0012d19c"/>
    </style:style>
    <style:style style:name="T25" style:family="text">
      <style:text-properties officeooo:rsid="002dcd7c"/>
    </style:style>
    <style:style style:name="T26" style:family="text">
      <style:text-properties style:text-position="sub 58%"/>
    </style:style>
    <style:style style:name="T27" style:family="text">
      <style:text-properties style:text-position="sub 58%" officeooo:rsid="002efabe"/>
    </style:style>
    <style:style style:name="T28" style:family="text">
      <style:text-properties style:text-position="sub 58%" officeooo:rsid="0012d19c"/>
    </style:style>
    <style:style style:name="T29" style:family="text">
      <style:text-properties style:text-position="sub 58%" officeooo:rsid="002be14f"/>
    </style:style>
    <style:style style:name="T30" style:family="text">
      <style:text-properties style:text-position="sub 58%" style:font-name="Liberation Sans" officeooo:rsid="00325306" style:font-name-asian="Noto Sans CJK SC" style:font-name-complex="Lohit Devanagari1"/>
    </style:style>
    <style:style style:name="T31" style:family="text">
      <style:text-properties style:text-position="sub 58%" officeooo:rsid="00325306" style:font-name-asian="Noto Sans CJK SC" style:font-name-complex="Lohit Devanagari1"/>
    </style:style>
    <style:style style:name="T32" style:family="text">
      <style:text-properties style:text-position="sub 58%" style:font-name="Liberation Serif1"/>
    </style:style>
    <style:style style:name="T33" style:family="text">
      <style:text-properties style:text-position="sub 58%" style:font-name="Liberation Serif1" officeooo:rsid="002be14f"/>
    </style:style>
    <style:style style:name="T34" style:family="text">
      <style:text-properties style:text-position="sub 58%" style:font-name="Liberation Serif1" officeooo:rsid="0012d19c"/>
    </style:style>
    <style:style style:name="T35" style:family="text">
      <style:text-properties style:text-position="sub 58%" style:font-name="Liberation Serif1" officeooo:rsid="00325306" style:font-name-asian="Noto Sans CJK SC" style:font-name-complex="Lohit Devanagari1"/>
    </style:style>
    <style:style style:name="T36" style:family="text">
      <style:text-properties style:text-position="super 58%"/>
    </style:style>
    <style:style style:name="T37" style:family="text">
      <style:text-properties style:text-position="super 58%" officeooo:rsid="002efabe"/>
    </style:style>
    <style:style style:name="T38" style:family="text">
      <style:text-properties style:text-position="super 58%" fo:font-weight="normal" style:font-weight-asian="normal" style:font-weight-complex="normal"/>
    </style:style>
    <style:style style:name="T39" style:family="text">
      <style:text-properties style:text-position="0% 100%"/>
    </style:style>
    <style:style style:name="T40" style:family="text">
      <style:text-properties style:text-position="0% 100%" officeooo:rsid="002efabe"/>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0318564" style:font-weight-asian="normal" style:font-weight-complex="normal"/>
    </style:style>
    <style:style style:name="T43" style:family="text">
      <style:text-properties style:text-position="0% 100%" style:font-name="Liberation Sans" officeooo:rsid="00325306" style:font-name-asian="Noto Sans CJK SC" style:font-name-complex="Lohit Devanagari1"/>
    </style:style>
    <style:style style:name="T44" style:family="text">
      <style:text-properties style:text-position="0% 100%" officeooo:rsid="00325306" style:font-name-asian="Noto Sans CJK SC" style:font-name-complex="Lohit Devanagari1"/>
    </style:style>
    <style:style style:name="T45" style:family="text">
      <style:text-properties style:text-position="0% 100%" style:font-name="Liberation Serif1" officeooo:rsid="00325306" style:font-name-asian="Noto Sans CJK SC" style:font-name-complex="Lohit Devanagari1"/>
    </style:style>
    <style:style style:name="T46" style:family="text">
      <style:text-properties style:font-name="Liberation Sans" style:font-name-asian="Noto Sans CJK SC" style:font-name-complex="Lohit Devanagari1"/>
    </style:style>
    <style:style style:name="T47" style:family="text">
      <style:text-properties style:font-name="Liberation Sans" officeooo:rsid="00325306" style:font-name-asian="Noto Sans CJK SC" style:font-name-complex="Lohit Devanagari1"/>
    </style:style>
    <style:style style:name="T48" style:family="text">
      <style:text-properties style:font-name="Liberation Sans1"/>
    </style:style>
    <style:style style:name="T49" style:family="text">
      <style:text-properties officeooo:rsid="00331bf3"/>
    </style:style>
    <style:style style:name="T50" style:family="text">
      <style:text-properties officeooo:rsid="0034000f"/>
    </style:style>
    <style:style style:name="T51" style:family="text">
      <style:text-properties style:font-name-asian="Noto Sans CJK SC" style:font-name-complex="Lohit Devanagari1"/>
    </style:style>
    <style:style style:name="T52" style:family="text">
      <style:text-properties officeooo:rsid="00325306" style:font-name-asian="Noto Sans CJK SC" style:font-name-complex="Lohit Devanagari1"/>
    </style:style>
    <style:style style:name="T53" style:family="text">
      <style:text-properties officeooo:rsid="0034000f" style:font-name-asian="Liberation Serif" style:font-name-complex="Liberation Serif"/>
    </style:style>
    <style:style style:name="T54" style:family="text">
      <style:text-properties style:font-name="Liberation Serif1"/>
    </style:style>
    <style:style style:name="T55" style:family="text">
      <style:text-properties style:font-name="Liberation Serif1" officeooo:rsid="002320be"/>
    </style:style>
    <style:style style:name="T56" style:family="text">
      <style:text-properties style:font-name="Liberation Serif1" officeooo:rsid="00250c6e"/>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normal" style:font-weight-asian="normal" style:font-weight-complex="normal"/>
    </style:style>
    <style:style style:name="T59" style:family="text">
      <style:text-properties style:font-name="Liberation Serif1" officeooo:rsid="00279254"/>
    </style:style>
    <style:style style:name="T60" style:family="text">
      <style:text-properties style:font-name="Liberation Serif1" officeooo:rsid="002b4316"/>
    </style:style>
    <style:style style:name="T61" style:family="text">
      <style:text-properties style:font-name="Liberation Serif1" officeooo:rsid="0012d19c"/>
    </style:style>
    <style:style style:name="T62" style:family="text">
      <style:text-properties style:font-name="Liberation Serif1" officeooo:rsid="002dcd7c"/>
    </style:style>
    <style:style style:name="T63" style:family="text">
      <style:text-properties style:font-name="Liberation Serif1" officeooo:rsid="002be14f"/>
    </style:style>
    <style:style style:name="T64" style:family="text">
      <style:text-properties style:font-name="Liberation Serif1" officeooo:rsid="00325306" style:font-name-asian="Noto Sans CJK SC" style:font-name-complex="Lohit Devanagari1"/>
    </style:style>
    <style:style style:name="T65" style:family="text">
      <style:text-properties style:font-name="Liberation Serif1" officeooo:rsid="00331bf3"/>
    </style:style>
    <style:style style:name="T66" style:family="text">
      <style:text-properties style:font-name="Liberation Serif1" officeooo:rsid="0034000f" style:font-name-asian="Liberation Serif" style:font-name-complex="Liberation Serif"/>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tudent: Steve Gillet</text:p>
      <text:p text:style-name="P22">Course: <text:span text:style-name="T1">Linear Control Design</text:span> – ASEN 5<text:span text:style-name="T1">014</text:span>-001 – Fall 2024</text:p>
      <text:p text:style-name="P22">Instructor: <text:span text:style-name="T1">Dale Lawrence</text:span></text:p>
      <text:p text:style-name="P22">Teaching Assistant: <text:span text:style-name="T1">Karan Muvvala</text:span></text:p>
      <text:p text:style-name="P22">Date: September <text:span text:style-name="T11">16</text:span>, 2024 </text:p>
      <text:p text:style-name="P22"/>
      <text:p text:style-name="P2">Homework <text:span text:style-name="T11">2</text:span> Assignment Submission</text:p>
      <text:h text:style-name="P3" text:outline-level="1">Question 1:</text:h>
      <text:p text:style-name="P23">Show whether or not each of the following sets constitutes a valid group or field,<text:line-break/>under the ordinary addition and multiplication rules for the set elements.<text:line-break/>a. S = { Strictly proper real-rational functions (ratios of polynomials with real<text:line-break/>coefficients, with numerator polynomial degree less than the denominator<text:line-break/>degree) }<text:line-break/>b. S = { Rational numbers (ratios of integers) }<text:line-break/>c. S = { the set of points in space lying on the surface and exterior of a sphere}.</text:p>
      <text:h text:style-name="P6" text:outline-level="2"><text:span text:style-name="T11">Strictly Proper Real-Rational Functions</text:span>:</text:h>
      <text:h text:style-name="P16" text:outline-level="4">For Addition:</text:h>
      <text:list xml:id="list187571205" text:style-name="L1">
        <text:list-item>
          <text:p text:style-name="P24"><text:span text:style-name="Strong_20_Emphasis"><text:span text:style-name="T54">Closure</text:span></text:span><text:span text:style-name="T54">: The sum of two strictly proper rational functions may not be strictly proper. For example, </text:span><text:span text:style-name="T55"><draw:frame draw:style-name="fr1" draw:name="Object36" text:anchor-type="as-char" svg:y="-0.2681in" svg:width="1.4575in" svg:height="0.4402in" draw:z-index="0"><draw:object xlink:href="./Object 36" xlink:type="simple" xlink:show="embed" xlink:actuate="onLoad"/><draw:image xlink:href="./ObjectReplacements/Object 36" xlink:type="simple" xlink:show="embed" xlink:actuate="onLoad"/></draw:frame></text:span><text:span text:style-name="T55"><text:s/>is a rational function be it’s degree is not strictly proper (both the numerator and denominator are degree 3)</text:span><text:span text:style-name="T54">. Thus, the set is not closed under addition.</text:span></text:p>
        </text:list-item>
      </text:list>
      <text:h text:style-name="P17" text:outline-level="4">For Multiplication:</text:h>
      <text:list xml:id="list3122800901" text:style-name="L2">
        <text:list-item>
          <text:p text:style-name="P25"><text:span text:style-name="Strong_20_Emphasis"><text:span text:style-name="T54">Closure</text:span></text:span><text:span text:style-name="T54">: The product of two strictly proper real-rational functions will always be strictly proper, so the set is closed under multiplication. </text:span><text:span text:style-name="T55">This is because whenever you multiply two ratios together you add the degrees of the numerators </text:span><text:span text:style-name="T56">together and you add the degrees of the</text:span><text:span text:style-name="T55"> denominators to each other so if you have more in the initial denominators you will always have more in the resulting denominator.</text:span></text:p>
        </text:list-item>
      </text:list>
      <text:p text:style-name="P1"><text:span text:style-name="T57">Conclusion:</text:span><text:span text:style-name="T54"> This set is </text:span><text:span text:style-name="Strong_20_Emphasis"><text:span text:style-name="T58">not a valid group</text:span></text:span><text:span text:style-name="T54"> under addition, and it is not closed under addition, so it is neither a group nor a field.</text:span></text:p>
      <text:h text:style-name="P7" text:outline-level="2"><text:span text:style-name="T15">Rational Numbers</text:span>:</text:h>
      <text:h text:style-name="P18" text:outline-level="4">For Addition:</text:h>
      <text:list xml:id="list3702425439" text:style-name="L3">
        <text:list-item>
          <text:p text:style-name="P26"><text:span text:style-name="Strong_20_Emphasis"><text:span text:style-name="T54">Closure</text:span></text:span><text:span text:style-name="T54">: The sum of two rational numbers is a rational number.</text:span><text:span text:style-name="T54"><draw:frame draw:style-name="fr1" draw:name="Object2" text:anchor-type="as-char" svg:y="-0.2598in" svg:width="1.2728in" svg:height="0.4083in" draw:z-index="1"><draw:object xlink:href="./Object 2" xlink:type="simple" xlink:show="embed" xlink:actuate="onLoad"/><draw:image xlink:href="./ObjectReplacements/Object 2" xlink:type="simple" xlink:show="embed" xlink:actuate="onLoad"/></draw:frame></text:span><text:span text:style-name="T54">.</text:span></text:p>
        </text:list-item>
        <text:list-item>
          <text:p text:style-name="P26"><text:soft-page-break/><text:span text:style-name="Strong_20_Emphasis"><text:span text:style-name="T54">Associativity</text:span></text:span><text:span text:style-name="T54">: Addition of rational numbers is associative.</text:span><text:span text:style-name="T54"><draw:frame draw:style-name="fr1" draw:name="Object3" text:anchor-type="as-char" svg:y="-0.2598in" svg:width="2.0035in" svg:height="0.4083in" draw:z-index="2"><draw:object xlink:href="./Object 3" xlink:type="simple" xlink:show="embed" xlink:actuate="onLoad"/><draw:image xlink:href="./ObjectReplacements/Object 3" xlink:type="simple" xlink:show="embed" xlink:actuate="onLoad"/><svg:desc>formula</svg:desc></draw:frame></text:span><text:span text:style-name="T59">and</text:span><text:span text:style-name="T54"><draw:frame draw:style-name="fr1" draw:name="Object4" text:anchor-type="as-char" svg:y="-0.2598in" svg:width="1.998in" svg:height="0.4083in" draw:z-index="3"><draw:object xlink:href="./Object 4" xlink:type="simple" xlink:show="embed" xlink:actuate="onLoad"/><draw:image xlink:href="./ObjectReplacements/Object 4" xlink:type="simple" xlink:show="embed" xlink:actuate="onLoad"/><svg:desc>formula</svg:desc></draw:frame></text:span></text:p>
        </text:list-item>
        <text:list-item>
          <text:p text:style-name="P26"><text:span text:style-name="Strong_20_Emphasis"><text:span text:style-name="T54">Identity element</text:span></text:span><text:span text:style-name="T54">: The additive identity is 0, which is a rational number (0 can be written as </text:span><text:span text:style-name="T54"><draw:frame draw:style-name="fr1" draw:name="Object5" text:anchor-type="as-char" svg:y="-0.2437in" svg:width="0.1992in" svg:height="0.3929in" draw:z-index="4"><draw:object xlink:href="./Object 5" xlink:type="simple" xlink:show="embed" xlink:actuate="onLoad"/><draw:image xlink:href="./ObjectReplacements/Object 5" xlink:type="simple" xlink:show="embed" xlink:actuate="onLoad"/><svg:desc>formula</svg:desc></draw:frame></text:span><text:span text:style-name="T54">).</text:span></text:p>
        </text:list-item>
        <text:list-item>
          <text:p text:style-name="P26"><text:span text:style-name="Strong_20_Emphasis"><text:span text:style-name="T54">Inverse element</text:span></text:span><text:span text:style-name="T54">: For every rational number </text:span><text:span text:style-name="T54"><draw:frame draw:style-name="fr1" draw:name="Object6" text:anchor-type="as-char" svg:y="-0.2437in" svg:width="0.2008in" svg:height="0.3929in" draw:z-index="5"><draw:object xlink:href="./Object 6" xlink:type="simple" xlink:show="embed" xlink:actuate="onLoad"/><draw:image xlink:href="./ObjectReplacements/Object 6" xlink:type="simple" xlink:show="embed" xlink:actuate="onLoad"/><svg:desc>formula</svg:desc></draw:frame></text:span><text:span text:style-name="T54">, its additive inverse is </text:span><text:span text:style-name="T54"><draw:frame draw:style-name="fr1" draw:name="Object37" text:anchor-type="as-char" svg:y="-0.2437in" svg:width="0.3272in" svg:height="0.3929in" draw:z-index="6"><draw:object xlink:href="./Object 37" xlink:type="simple" xlink:show="embed" xlink:actuate="onLoad"/><draw:image xlink:href="./ObjectReplacements/Object 37" xlink:type="simple" xlink:show="embed" xlink:actuate="onLoad"/><svg:desc>formula</svg:desc></draw:frame></text:span><text:span text:style-name="T54"><text:s/>which is also a rational number.</text:span></text:p>
        </text:list-item>
      </text:list>
      <text:h text:style-name="P17" text:outline-level="4">For Multiplication:</text:h>
      <text:list xml:id="list2709454506" text:style-name="L4">
        <text:list-item>
          <text:p text:style-name="P27"><text:span text:style-name="Strong_20_Emphasis"><text:span text:style-name="T54">Closure</text:span></text:span><text:span text:style-name="T54">: The product of two rational numbers is a rational number. For example, </text:span><text:span text:style-name="T54"><draw:frame draw:style-name="fr1" draw:name="Object38" text:anchor-type="as-char" svg:y="-0.2437in" svg:width="0.8638in" svg:height="0.3929in" draw:z-index="7"><draw:object xlink:href="./Object 38" xlink:type="simple" xlink:show="embed" xlink:actuate="onLoad"/><draw:image xlink:href="./ObjectReplacements/Object 38" xlink:type="simple" xlink:show="embed" xlink:actuate="onLoad"/><svg:desc>formula</svg:desc></draw:frame></text:span><text:span text:style-name="T54">.</text:span></text:p>
        </text:list-item>
        <text:list-item>
          <text:p text:style-name="P27"><text:span text:style-name="Strong_20_Emphasis"><text:span text:style-name="T54">Associativity</text:span></text:span><text:span text:style-name="T54">: Multiplication of rational numbers is associative.</text:span><text:span text:style-name="T54"><draw:frame draw:style-name="fr1" draw:name="Object39" text:anchor-type="as-char" svg:y="-0.2437in" svg:width="1.198in" svg:height="0.3929in" draw:z-index="8"><draw:object xlink:href="./Object 39" xlink:type="simple" xlink:show="embed" xlink:actuate="onLoad"/><draw:image xlink:href="./ObjectReplacements/Object 39" xlink:type="simple" xlink:show="embed" xlink:actuate="onLoad"/><svg:desc>formula</svg:desc></draw:frame></text:span><text:span text:style-name="T54"><draw:frame draw:style-name="fr1" draw:name="Object40" text:anchor-type="as-char" svg:y="-0.2437in" svg:width="1.1925in" svg:height="0.3929in" draw:z-index="9"><draw:object xlink:href="./Object 40" xlink:type="simple" xlink:show="embed" xlink:actuate="onLoad"/><draw:image xlink:href="./ObjectReplacements/Object 40" xlink:type="simple" xlink:show="embed" xlink:actuate="onLoad"/><svg:desc>formula</svg:desc></draw:frame></text:span></text:p>
        </text:list-item>
        <text:list-item>
          <text:p text:style-name="P27"><text:span text:style-name="Strong_20_Emphasis"><text:span text:style-name="T54">Identity element</text:span></text:span><text:span text:style-name="T54">: The multiplicative identity is 1, which is a rational number (1 can be written as </text:span><text:span text:style-name="T54"><draw:frame draw:style-name="fr1" draw:name="Object41" text:anchor-type="as-char" svg:y="-0.2437in" svg:width="0.1953in" svg:height="0.3929in" draw:z-index="10"><draw:object xlink:href="./Object 41" xlink:type="simple" xlink:show="embed" xlink:actuate="onLoad"/><draw:image xlink:href="./ObjectReplacements/Object 41" xlink:type="simple" xlink:show="embed" xlink:actuate="onLoad"/><svg:desc>formula</svg:desc></draw:frame></text:span><text:span text:style-name="T54">).</text:span></text:p>
        </text:list-item>
        <text:list-item>
          <text:p text:style-name="P27"><text:span text:style-name="Strong_20_Emphasis"><text:span text:style-name="T54">Inverse element</text:span></text:span><text:span text:style-name="T54">: For every non-zero rational number </text:span><text:span text:style-name="T54"><draw:frame draw:style-name="fr1" draw:name="Object42" text:anchor-type="as-char" svg:y="-0.2437in" svg:width="0.2008in" svg:height="0.3929in" draw:z-index="11"><draw:object xlink:href="./Object 42" xlink:type="simple" xlink:show="embed" xlink:actuate="onLoad"/><draw:image xlink:href="./ObjectReplacements/Object 42" xlink:type="simple" xlink:show="embed" xlink:actuate="onLoad"/><svg:desc>formula</svg:desc></draw:frame></text:span><text:span text:style-name="T54">, its multiplicative inverse is </text:span><text:span text:style-name="T54"><draw:frame draw:style-name="fr1" draw:name="Object43" text:anchor-type="as-char" svg:y="-0.2437in" svg:width="0.2008in" svg:height="0.3929in" draw:z-index="12"><draw:object xlink:href="./Object 43" xlink:type="simple" xlink:show="embed" xlink:actuate="onLoad"/><draw:image xlink:href="./ObjectReplacements/Object 43" xlink:type="simple" xlink:show="embed" xlink:actuate="onLoad"/><svg:desc>formula</svg:desc></draw:frame></text:span><text:span text:style-name="T54">, which is also a rational number.</text:span></text:p>
        </text:list-item>
      </text:list>
      <text:h text:style-name="Heading_20_4" text:outline-level="4"><text:span text:style-name="T54">Conclusion: </text:span><text:span text:style-name="T58">The set of rational numbers is </text:span><text:span text:style-name="Strong_20_Emphasis"><text:span text:style-name="T58">both a group and a field</text:span></text:span><text:span text:style-name="T58"> under ordinary addition and multiplication.</text:span></text:h>
      <text:p text:style-name="P34"/>
      <text:h text:style-name="P8" text:outline-level="2"><text:span text:style-name="T17">Points on Surface/Exterior of Sphere</text:span>:</text:h>
      <text:h text:style-name="P19" text:outline-level="4">For Addition:</text:h>
      <text:list xml:id="list3598940075" text:style-name="L5">
        <text:list-item>
          <text:p text:style-name="P28"><text:span text:style-name="Strong_20_Emphasis"><text:span text:style-name="T54">Closure</text:span></text:span><text:span text:style-name="T54">: </text:span><text:span text:style-name="T60">Points in 3D space can be added together but the resulting point may not be on the surface or exterior of the sphere. </text:span></text:p>
        </text:list-item>
      </text:list>
      <text:h text:style-name="P17" text:outline-level="4">For Multiplication:</text:h>
      <text:list xml:id="list3271212508" text:style-name="L6">
        <text:list-item>
          <text:p text:style-name="P29"><text:span text:style-name="Strong_20_Emphasis"><text:span text:style-name="T54">Closure</text:span></text:span><text:span text:style-name="T54">: </text:span><text:span text:style-name="T60">Multiplication has a similar issue where multiplication first of all is not very clearly defined in this situation and if you multiplied points together component by component or by dot product you might not get a point on the surface or exterior.</text:span></text:p>
        </text:list-item>
      </text:list>
      <text:h text:style-name="Heading_20_4" text:outline-level="4"><text:soft-page-break/><text:span text:style-name="T54">Conclusion: </text:span><text:span text:style-name="T58">The set of points on the surface and exterior of a sphere </text:span><text:span text:style-name="Strong_20_Emphasis"><text:span text:style-name="T58">is neither a group nor a field</text:span></text:span><text:span text:style-name="T58"> under addition and multiplication, as these operations are not properly defined for points in this set.</text:span></text:h>
      <text:p text:style-name="P35"/>
      <text:h text:style-name="P4" text:outline-level="1">Question <text:span text:style-name="T10">2</text:span>:</text:h>
      <text:p text:style-name="P36"><text:span text:style-name="T2">Show whether or not each of the following sets V = (G, F) are valid vector spaces.<text:line-break/>Except in part e), the group operator is parallelogram “vector” addition.<text:line-break/>a. G is the set of points (x,y) in the Cartesian plane such that y = 3x + 2. F is<text:line-break/>the field of real numbers.<text:line-break/>b. G is the set of points in the Cartesian plane containing only the zero element<text:line-break/>(x=0,y=0), F is again the reals.<text:line-break/>c. G is the set of points in the Cartesian plane (x,y) such that y = x3 - 2x. F is<text:line-break/>the reals.<text:line-break/>d. G is the set of all points (x,y) in the Cartesian plane. F is the reals.<text:line-break/>e. G is the set of ordered pairs (p,q) where p and q each belong to<text:line-break/>corresponding vector spaces P and Q, which are both vector spaces over<text:line-break/>the same field F. For each p1, p2 in P and each q</text:span><text:span text:style-name="T8">1</text:span><text:span text:style-name="T2">, q</text:span><text:span text:style-name="T8">2</text:span><text:span text:style-name="T2"> in Q, define the sum<text:line-break/>(“</text:span><text:span text:style-name="T5">□</text:span><text:span text:style-name="T2">'' operation) of two elements in G by (p</text:span><text:span text:style-name="T8">1</text:span><text:span text:style-name="T2">, q</text:span><text:span text:style-name="T8">1</text:span><text:span text:style-name="T2">) + (p</text:span><text:span text:style-name="T8">2</text:span><text:span text:style-name="T2">, q</text:span><text:span text:style-name="T8">2</text:span><text:span text:style-name="T2">) = (p</text:span><text:span text:style-name="T8">1</text:span><text:span text:style-name="T2">+ p</text:span><text:span text:style-name="T8">2</text:span><text:span text:style-name="T2">, q</text:span><text:span text:style-name="T8">1</text:span><text:span text:style-name="T2">+ q</text:span><text:span text:style-name="T8">2</text:span><text:span text:style-name="T2">).<text:line-break/>Scalar multiplication is defined by <text:s/></text:span><text:span text:style-name="T3">α</text:span><text:span text:style-name="T2">( p</text:span><text:span text:style-name="T8">1</text:span><text:span text:style-name="T2">, q</text:span><text:span text:style-name="T8">1</text:span><text:span text:style-name="T2">) = (</text:span><text:span text:style-name="T3">α </text:span><text:span text:style-name="T2">p</text:span><text:span text:style-name="T8">1</text:span><text:span text:style-name="T2">, <text:s/></text:span><text:span text:style-name="T3">α </text:span><text:span text:style-name="T2">q</text:span><text:span text:style-name="T8">1</text:span><text:span text:style-name="T2">), for any </text:span><text:span text:style-name="T3">α</text:span><text:span text:style-name="T2"> in F.</text:span></text:p>
      <text:h text:style-name="P9" text:outline-level="2" text:is-list-header="true"><text:span text:style-name="T21">G Set of Points such that y=3x+2, F Field of Real Numbers</text:span><text:span text:style-name="T23">:</text:span></text:h>
      <text:p text:style-name="P20"><text:span text:style-name="Strong_20_Emphasis"><text:span text:style-name="T61">Vector </text:span></text:span><text:span text:style-name="Strong_20_Emphasis"><text:span text:style-name="T62">A</text:span></text:span><text:span text:style-name="Strong_20_Emphasis"><text:span text:style-name="T61">ddition</text:span></text:span><text:span text:style-name="T61">: Consider two points on the line: (</text:span><text:span text:style-name="T63">x</text:span><text:span text:style-name="T33">1</text:span><text:span text:style-name="T61">, 3x</text:span><text:span text:style-name="T33">1</text:span><text:span text:style-name="T61">+2) and (x</text:span><text:span text:style-name="T34">2</text:span><text:span text:style-name="T61">,3x</text:span><text:span text:style-name="T34">2</text:span><text:span text:style-name="T61">+2). Their sum should be (</text:span><text:span text:style-name="T63">x</text:span><text:span text:style-name="T33">1</text:span><text:span text:style-name="T61">+x</text:span><text:span text:style-name="T34">2</text:span><text:span text:style-name="T61">, 3(x</text:span><text:span text:style-name="T34">1</text:span><text:span text:style-name="T61">+x</text:span><text:span text:style-name="T34">2</text:span><text:span text:style-name="T61">)+2), but when you add (x</text:span><text:span text:style-name="T34">1</text:span><text:span text:style-name="T61">,3x</text:span><text:span text:style-name="T34">1</text:span><text:span text:style-name="T61">+2)+(x</text:span><text:span text:style-name="T34">2</text:span><text:span text:style-name="T61">,3x</text:span><text:span text:style-name="T34">2</text:span><text:span text:style-name="T61">+2), the result is (x</text:span><text:span text:style-name="T34">1</text:span><text:span text:style-name="T61">+x</text:span><text:span text:style-name="T34">2</text:span><text:span text:style-name="T61">,3x</text:span><text:span text:style-name="T34">1</text:span><text:span text:style-name="T61">+3x</text:span><text:span text:style-name="T34">2</text:span><text:span text:style-name="T61">+4). </text:span><text:span text:style-name="T62">T</text:span><text:span text:style-name="T54">his does </text:span><text:span text:style-name="Strong_20_Emphasis"><text:span text:style-name="T54">not satisfy</text:span></text:span><text:span text:style-name="T54"> the equation y=3x+2, so it’s not closed under addition.</text:span></text:p>
      <text:p text:style-name="P20"><text:span text:style-name="Strong_20_Emphasis"><text:span text:style-name="T62">Conclusion: </text:span></text:span><text:span text:style-name="Strong_20_Emphasis"><text:span text:style-name="T58">Not a valid vector space.</text:span></text:span></text:p>
      <text:p text:style-name="P37"/>
      <text:h text:style-name="P10" text:outline-level="2">G Set of Points Cartesian Plane Containing Only (x=0, y=0), F Field of Real Numbers:</text:h>
      <text:p text:style-name="P38">Group Validation: <text:span text:style-name="T12">Adding two zero vectors and multiplying by a scalar both give (0,0). Associativity and commutativity: adding any amount of zero vectors in any order results in a zero vector. Identity is a zero vector. Inverse is a zero vector.</text:span></text:p>
      <text:p text:style-name="P38">Field Validation: <text:span text:style-name="T12">Identity is 1, </text:span><text:span text:style-name="T13">inverse is reciprocal.</text:span></text:p>
      <text:p text:style-name="P39">Conclusion: <text:span text:style-name="T12">Valid vector space.</text:span></text:p>
      <text:h text:style-name="P11" text:outline-level="2">G Set of Points such that y=x<text:span text:style-name="T26">3</text:span>-2x, F Field of Real Numbers:</text:h>
      <text:p text:style-name="P42"><text:span text:style-name="T19">Group Validation: </text:span>Consider two points (x<text:span text:style-name="T27">1</text:span>, x<text:span text:style-name="T27">1</text:span><text:span text:style-name="T37">3</text:span>−2x<text:span text:style-name="T27">1</text:span>) and (x<text:span text:style-name="T27">1</text:span><text:span text:style-name="T40">,</text:span><text:span text:style-name="T27"> </text:span>x<text:span text:style-name="T26">2</text:span><text:span text:style-name="T36">3</text:span>−2x<text:span text:style-name="T27">2</text:span>). Adding these gives (x<text:span text:style-name="T26">1</text:span>+x<text:span text:style-name="T26">2</text:span>, (x<text:span text:style-name="T26">1</text:span><text:span text:style-name="T36">3 </text:span><text:span text:style-name="T26">-</text:span>2x<text:span text:style-name="T26">1</text:span><text:span text:style-name="T40">)</text:span>+(x<text:span text:style-name="T26">2</text:span><text:span text:style-name="T36">3 </text:span><text:span text:style-name="T40">- </text:span>2x<text:span text:style-name="T26">2</text:span><text:span text:style-name="T40">))</text:span>, which does not in general yield a point of the form (x, x<text:span text:style-name="T26">3</text:span>−2x).</text:p>
      <text:p text:style-name="P39">Conclusion: <text:span text:style-name="T12">Not a valid vector space.</text:span></text:p>
      <text:h text:style-name="P12" text:outline-level="2"><text:soft-page-break/>G Set of All Points in Cartesian Plane, F Field of Real Numbers:</text:h>
      <text:p text:style-name="P40">Group Validation: <text:span text:style-name="T12">This seems like a bad joke, is a Cartesian Plane a valid vector space? But we’re gonna do our due diligence. Adding any two points in R</text:span><text:span text:style-name="T38">2 </text:span><text:span text:style-name="T41">remains in R</text:span><text:span text:style-name="T38">2 </text:span><text:span text:style-name="T41">and multiplying any point by a scalar remains in R</text:span><text:span text:style-name="T38">2</text:span><text:span text:style-name="T41"> . </text:span><text:span text:style-name="T42">Associativity and Commutativity: ((a,b) + (c,d)) + (e,f) = (a+c+e, b+d+f) = (a,b) + ((c,d) + (e,f)). Identity: (0,0). Inverse is the point multiplied by -1.</text:span></text:p>
      <text:p text:style-name="P41"><text:span text:style-name="T39">Conclusion: </text:span><text:span text:style-name="T41">Valid vector space.</text:span></text:p>
      <text:h text:style-name="P13" text:outline-level="2">G = {(p,q) | p <text:span text:style-name="T51">ϵ</text:span> P, q <text:span text:style-name="T51">ϵ Q}, F Field of Real Numbers:</text:span></text:h>
      <text:p text:style-name="P21"><text:span text:style-name="Strong_20_Emphasis"><text:span text:style-name="T64">Vector addition and scalar multiplication</text:span></text:span><text:span text:style-name="T64">: Defined as (p</text:span><text:span text:style-name="T35">1</text:span><text:span text:style-name="T64">,q</text:span><text:span text:style-name="T35">1</text:span><text:span text:style-name="T64">)+(p</text:span><text:span text:style-name="T35">2</text:span><text:span text:style-name="T64">,q</text:span><text:span text:style-name="T35">2</text:span><text:span text:style-name="T64">)=(p</text:span><text:span text:style-name="T35">1</text:span><text:span text:style-name="T64">+p</text:span><text:span text:style-name="T35">2</text:span><text:span text:style-name="T64">,q</text:span><text:span text:style-name="T35">1</text:span><text:span text:style-name="T64">+q</text:span><text:span text:style-name="T35">2</text:span><text:span text:style-name="T64">) and α(p</text:span><text:span text:style-name="T35">1</text:span><text:span text:style-name="T64">, q</text:span><text:span text:style-name="T35">1</text:span><text:span text:style-name="T64">)=(αp</text:span><text:span text:style-name="T35">1</text:span><text:span text:style-name="T64">,αq</text:span><text:span text:style-name="T35">1</text:span><text:span text:style-name="T45">)</text:span><text:span text:style-name="T64">. </text:span><text:span text:style-name="T54">Since both P and Q are vector spaces, the operations in each component satisfy the vector space axioms. Hence, the operations on pairs of elements from P and Q also satisfy the axioms.</text:span></text:p>
      <text:p text:style-name="P21"><text:span text:style-name="Strong_20_Emphasis"><text:span text:style-name="T65">Conclusion: </text:span></text:span><text:span text:style-name="Strong_20_Emphasis"><text:span text:style-name="T58">Valid vector space</text:span></text:span><text:span text:style-name="T54"> (direct product of two vector spaces).</text:span></text:p>
      <text:p text:style-name="P43"><text:span text:style-name="T52"/></text:p>
      <text:h text:style-name="P5" text:outline-level="1">Question 3:</text:h>
      <text:p text:style-name="P44"><text:span text:style-name="T2">Show that if {𝒗𝑖} is a set of elements from a vector space 𝑉𝑜, then 𝑠𝑝𝑎𝑛{𝒗</text:span><text:span text:style-name="T8">𝑖</text:span><text:span text:style-name="T2">} is a vector space 𝑉</text:span><text:span text:style-name="T8">1</text:span><text:span text:style-name="T2">. Does 𝑉𝑜 = 𝑉</text:span><text:span text:style-name="T9">1</text:span><text:span text:style-name="T2"> ?</text:span></text:p>
      <text:h text:style-name="P14" text:outline-level="2">Span{v<text:span text:style-name="T26">i</text:span><text:span text:style-name="T39">} is a Vector Space:</text:span></text:h>
      <text:p text:style-name="P30"><text:span text:style-name="T54">The </text:span><text:span text:style-name="Strong_20_Emphasis"><text:span text:style-name="T54">span</text:span></text:span><text:span text:style-name="T54"> of a set of vectors {v</text:span><text:span text:style-name="T32">i</text:span><text:span text:style-name="T54">} is the set of all linear combinations of the vectors in {v</text:span><text:span text:style-name="T32">i</text:span><text:span text:style-name="T54">}. Formally:</text:span></text:p>
      <text:p text:style-name="P45">span{v<text:span text:style-name="T26">i</text:span>}={∑α<text:span text:style-name="T26">i</text:span>v<text:span text:style-name="T26">i</text:span>∣α<text:span text:style-name="T26">i</text:span>∈F}</text:p>
      <text:p text:style-name="P45">where F is the underlying field, and α<text:span text:style-name="T26">i</text:span> are scalars from F.</text:p>
      <text:p text:style-name="P45">To show that span{v<text:span text:style-name="T26">i</text:span>} is a vector space, we need to verify that it satisfies the following properties (the vector space axioms):</text:p>
      <text:h text:style-name="Heading_20_4" text:outline-level="4"><text:span text:style-name="T54">1. </text:span><text:span text:style-name="Strong_20_Emphasis"><text:span text:style-name="T54">Closed under addition</text:span></text:span><text:span text:style-name="T54">:</text:span></text:h>
      <text:p text:style-name="P45">Let u=∑α<text:span text:style-name="T26">i</text:span>v<text:span text:style-name="T26">i</text:span> and w=∑β<text:span text:style-name="T26">i</text:span>v<text:span text:style-name="T26">i</text:span> be two elements in span{v<text:span text:style-name="T26">i</text:span>}. Their sum is:</text:p>
      <text:p text:style-name="P45">u+w=∑α<text:span text:style-name="T26">i</text:span>v<text:span text:style-name="T26">i</text:span>+∑β<text:span text:style-name="T26">i</text:span>v<text:span text:style-name="T26">i</text:span>=∑(α<text:span text:style-name="T26">i</text:span>+β<text:span text:style-name="T26">i</text:span>)v<text:span text:style-name="T26">i</text:span></text:p>
      <text:p text:style-name="P45">Since α<text:span text:style-name="T26">i</text:span>+β<text:span text:style-name="T26">i</text:span>∈F, the sum is still a linear combination of the v<text:span text:style-name="T26">i</text:span>, meaning u+w∈span{v<text:span text:style-name="T26">i</text:span>}. Therefore, span{v<text:span text:style-name="T26">i</text:span>} is closed under addition.</text:p>
      <text:h text:style-name="Heading_20_4" text:outline-level="4"><text:span text:style-name="T54">2. </text:span><text:span text:style-name="Strong_20_Emphasis"><text:span text:style-name="T54">Closed under scalar multiplication</text:span></text:span><text:span text:style-name="T54">:</text:span></text:h>
      <text:p text:style-name="P45">Let u=∑α<text:span text:style-name="T26">i</text:span>v<text:span text:style-name="T26">i</text:span>∈span{v<text:span text:style-name="T26">i</text:span>} and let λ∈F. The scalar multiplication is:</text:p>
      <text:p text:style-name="P45">λ<text:span text:style-name="T39">u</text:span>=λ∑α<text:span text:style-name="T26">i</text:span>v<text:span text:style-name="T26">i</text:span>=∑(λα<text:span text:style-name="T26">i</text:span>)v<text:span text:style-name="T26">i</text:span></text:p>
      <text:p text:style-name="P45">Since λα<text:span text:style-name="T26">i</text:span>∈F, λu is still a linear combination of the v<text:span text:style-name="T26">i</text:span>, meaning λu∈span{v<text:span text:style-name="T26">i</text:span>}. Therefore, span{v<text:span text:style-name="T26">i</text:span>} is closed under scalar multiplication.</text:p>
      <text:h text:style-name="Heading_20_4" text:outline-level="4"><text:soft-page-break/><text:span text:style-name="T54">3. </text:span><text:span text:style-name="Strong_20_Emphasis"><text:span text:style-name="T54">Contains the zero vector</text:span></text:span><text:span text:style-name="T54">:</text:span></text:h>
      <text:p text:style-name="P45">The zero vector can be written as the linear combination:</text:p>
      <text:p text:style-name="P45">0=∑0⋅v<text:span text:style-name="T26">i</text:span></text:p>
      <text:p text:style-name="P45">Thus, the zero vector is in span{v<text:span text:style-name="T26">i</text:span>}.</text:p>
      <text:h text:style-name="Heading_20_4" text:outline-level="4"><text:span text:style-name="T54">4. </text:span><text:span text:style-name="Strong_20_Emphasis"><text:span text:style-name="T54">Associativity, commutativity of addition, distributive properties</text:span></text:span><text:span text:style-name="T54">:</text:span></text:h>
      <text:p text:style-name="P45">These properties naturally hold because they are inherited from the properties of the underlying vector space V<text:span text:style-name="T26">0</text:span>, where the vectors v<text:span text:style-name="T26">i</text:span> come from, and F, the field over which the vector space is defined.</text:p>
      <text:p text:style-name="P45">Since span{v<text:span text:style-name="T26">i</text:span>} satisfies all the properties of a vector space, it is indeed a vector space. Let's call this vector space V<text:span text:style-name="T26">1</text:span>.</text:p>
      <text:h text:style-name="P15" text:outline-level="2">Determine whether V<text:span text:style-name="T26">0</text:span>=V<text:span text:style-name="T26">1:</text:span></text:h>
      <text:list xml:id="list625755913" text:style-name="L10">
        <text:list-item>
          <text:p text:style-name="P32"><text:span text:style-name="Strong_20_Emphasis"><text:span text:style-name="T54">Case 1</text:span></text:span><text:span text:style-name="T54">: If {v</text:span><text:span text:style-name="T32">i</text:span><text:span text:style-name="T54">} is a set of vectors that spans all of V</text:span><text:span text:style-name="T32">0</text:span><text:span text:style-name="T54">, meaning that any vector in V</text:span><text:span text:style-name="T32">0</text:span><text:span text:style-name="T54"> can be written as a linear combination of the vectors in {v</text:span><text:span text:style-name="T32">i</text:span><text:span text:style-name="T54">}, then span{v</text:span><text:span text:style-name="T32">i</text:span><text:span text:style-name="T54">}=V</text:span><text:span text:style-name="T32">0</text:span><text:span text:style-name="T54">. In this case, V</text:span><text:span text:style-name="T32">0</text:span><text:span text:style-name="T54">=V</text:span><text:span text:style-name="T32">1</text:span><text:span text:style-name="T54">.</text:span></text:p>
        </text:list-item>
        <text:list-item>
          <text:p text:style-name="P33"><text:span text:style-name="Strong_20_Emphasis"><text:span text:style-name="T54">Case 2</text:span></text:span><text:span text:style-name="T54">: If {v</text:span><text:span text:style-name="T32">i</text:span><text:span text:style-name="T54">} is a set of vectors that spans only a </text:span><text:span text:style-name="Strong_20_Emphasis"><text:span text:style-name="T54">subset</text:span></text:span><text:span text:style-name="T54"> of V</text:span><text:span text:style-name="T32">0</text:span><text:span text:style-name="T54">, then span{v</text:span><text:span text:style-name="T32">i</text:span><text:span text:style-name="T54">}=V</text:span><text:span text:style-name="T32">1</text:span><text:span text:style-name="T54"> is a proper subspace of V</text:span><text:span text:style-name="T32">0</text:span><text:span text:style-name="T54">, and thus V</text:span><text:span text:style-name="T32">0</text:span><text:span text:style-name="T54"> </text:span><text:span text:style-name="T66">≠</text:span><text:span text:style-name="T54"> V</text:span><text:span text:style-name="T32">1</text:span><text:span text:style-name="T54">.</text:span></text:p>
        </text:list-item>
      </text:list>
      <text:h text:style-name="P15" text:outline-level="2">Conclusion:</text:h>
      <text:p text:style-name="P45">span{v<text:span text:style-name="T26">i</text:span>}, denoted V<text:span text:style-name="T26">1</text:span>, is always a vector space. Whether V<text:span text:style-name="T26">0</text:span>=V<text:span text:style-name="T26">1</text:span> depends on whether the set {v<text:span text:style-name="T26">i</text:span>} spans all of V<text:span text:style-name="T26">0</text:span>. If it does, then V<text:span text:style-name="T26">0</text:span>=V<text:span text:style-name="T26">1</text:span>. Otherwise, V<text:span text:style-name="T26">1</text:span> is a subspace of V<text:span text:style-name="T26">0</text:span>, and V<text:span text:style-name="T26">0</text:span> <text:span text:style-name="T53">≠</text:span> V<text:span text:style-name="T26">1</text:spa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7T13:00:09.493885950</meta:creation-date>
    <dc:date>2024-09-16T21:10:09.970363921</dc:date>
    <meta:editing-duration>PT2H45M13S</meta:editing-duration>
    <meta:editing-cycles>9</meta:editing-cycles>
    <meta:generator>LibreOffice/7.3.7.2$Linux_X86_64 LibreOffice_project/30$Build-2</meta:generator>
    <meta:document-statistic meta:table-count="0" meta:image-count="0" meta:object-count="13" meta:page-count="5" meta:paragraph-count="77" meta:word-count="1397" meta:character-count="7961" meta:non-whitespace-character-count="6647"/>
  </office:meta>
</office:document-meta>
</file>

<file path=Object 2/content.xml><?xml version="1.0" encoding="utf-8"?>
<math xmlns="http://www.w3.org/1998/Math/MathML" display="block">
  <semantics>
    <mrow>
      <mrow>
        <mfrac>
          <mi>m</mi>
          <mi>n</mi>
        </mfrac>
        <mo stretchy="false">+</mo>
        <mfrac>
          <mi>p</mi>
          <mi>q</mi>
        </mfrac>
      </mrow>
      <mo stretchy="false">=</mo>
      <mfrac>
        <mrow>
          <mo fence="true" form="prefix" stretchy="false">(</mo>
          <mrow>
            <mrow>
              <mi mathvariant="italic">mq</mi>
              <mo stretchy="false">+</mo>
              <mi mathvariant="italic">np</mi>
            </mrow>
          </mrow>
          <mo fence="true" form="postfix" stretchy="false">)</mo>
        </mrow>
        <mi mathvariant="italic">nq</mi>
      </mfrac>
    </mrow>
    <annotation encoding="StarMath 5.0">m over n + p over q = (mq + np) over nq</annotation>
  </semantics>
</math>
</file>

<file path=Object 3/content.xml><?xml version="1.0" encoding="utf-8"?>
<math xmlns="http://www.w3.org/1998/Math/MathML" display="block">
  <semantics>
    <mrow>
      <mrow>
        <mrow>
          <mo fence="true" form="prefix" stretchy="false">(</mo>
          <mrow>
            <mrow>
              <mfrac>
                <mi>a</mi>
                <mi>b</mi>
              </mfrac>
              <mo stretchy="false">+</mo>
              <mfrac>
                <mi>c</mi>
                <mi>d</mi>
              </mfrac>
            </mrow>
          </mrow>
          <mo fence="true" form="postfix" stretchy="false">)</mo>
        </mrow>
        <mo stretchy="false">+</mo>
        <mfrac>
          <mi>e</mi>
          <mi>f</mi>
        </mfrac>
      </mrow>
      <mo stretchy="false">=</mo>
      <mfrac>
        <mrow>
          <mrow>
            <mo fence="true" form="prefix" stretchy="false">(</mo>
            <mrow>
              <mrow>
                <mi mathvariant="italic">ad</mi>
                <mo stretchy="false">+</mo>
                <mi mathvariant="italic">bc</mi>
              </mrow>
            </mrow>
            <mo fence="true" form="postfix" stretchy="false">)</mo>
          </mrow>
          <mrow>
            <mi>f</mi>
            <mo stretchy="false">+</mo>
            <mi mathvariant="italic">ebd</mi>
          </mrow>
        </mrow>
        <mi mathvariant="italic">bdf</mi>
      </mfrac>
    </mrow>
    <annotation encoding="StarMath 5.0">(a over b + c over d) + e over f = {(ad + bc)f + ebd} over bdf</annotation>
  </semantics>
</math>
</file>

<file path=Object 36/content.xml><?xml version="1.0" encoding="utf-8"?>
<math xmlns="http://www.w3.org/1998/Math/MathML" display="block">
  <semantics>
    <mrow>
      <mrow>
        <mfrac>
          <msup>
            <mi>x</mi>
            <mn>2</mn>
          </msup>
          <mrow>
            <msup>
              <mi>x</mi>
              <mn>2</mn>
            </msup>
            <mo stretchy="false">+</mo>
            <mn>1</mn>
          </mrow>
        </mfrac>
        <mo stretchy="false">+</mo>
        <mfrac>
          <mn>1</mn>
          <mi>x</mi>
        </mfrac>
      </mrow>
      <mo stretchy="false">=</mo>
      <mfrac>
        <mrow>
          <msup>
            <mi>x</mi>
            <mn>3</mn>
          </msup>
          <mo stretchy="false">+</mo>
          <msup>
            <mi>x</mi>
            <mn>2</mn>
          </msup>
          <mo stretchy="false">+</mo>
          <mn>1</mn>
        </mrow>
        <mrow>
          <msup>
            <mi>x</mi>
            <mn>3</mn>
          </msup>
          <mo stretchy="false">+</mo>
          <mi>x</mi>
        </mrow>
      </mfrac>
    </mrow>
    <annotation encoding="StarMath 5.0">x^{2} over {x^{2} + 1} + 1 over x = {x^3 +x^2 + 1} over {x^3 + x}</annotation>
  </semantics>
</math>
</file>

<file path=Object 37/content.xml><?xml version="1.0" encoding="utf-8"?>
<math xmlns="http://www.w3.org/1998/Math/MathML" display="block">
  <semantics>
    <mfrac>
      <mrow>
        <mo stretchy="false">−</mo>
        <mi>a</mi>
      </mrow>
      <mi>b</mi>
    </mfrac>
    <annotation encoding="StarMath 5.0">-a over b</annotation>
  </semantics>
</math>
</file>

<file path=Object 38/content.xml><?xml version="1.0" encoding="utf-8"?>
<math xmlns="http://www.w3.org/1998/Math/MathML" display="block">
  <semantics>
    <mrow>
      <mrow>
        <mfrac>
          <mi>m</mi>
          <mi>n</mi>
        </mfrac>
        <mo stretchy="false">∗</mo>
        <mfrac>
          <mi>p</mi>
          <mi>q</mi>
        </mfrac>
      </mrow>
      <mo stretchy="false">=</mo>
      <mfrac>
        <mi mathvariant="italic">mp</mi>
        <mi mathvariant="italic">nq</mi>
      </mfrac>
    </mrow>
    <annotation encoding="StarMath 5.0">{m over n} * {p over q} = mp over nq</annotation>
  </semantics>
</math>
</file>

<file path=Object 39/content.xml><?xml version="1.0" encoding="utf-8"?>
<math xmlns="http://www.w3.org/1998/Math/MathML" display="block">
  <semantics>
    <mrow>
      <mrow>
        <mrow>
          <mo fence="true" form="prefix" stretchy="false">(</mo>
          <mrow>
            <mrow>
              <mfrac>
                <mi>a</mi>
                <mi>b</mi>
              </mfrac>
              <mo stretchy="false">∗</mo>
              <mfrac>
                <mi>c</mi>
                <mi>d</mi>
              </mfrac>
            </mrow>
          </mrow>
          <mo fence="true" form="postfix" stretchy="false">)</mo>
        </mrow>
        <mo stretchy="false">∗</mo>
        <mfrac>
          <mi>e</mi>
          <mi>f</mi>
        </mfrac>
      </mrow>
      <mo stretchy="false">=</mo>
      <mfrac>
        <mi mathvariant="italic">ace</mi>
        <mi mathvariant="italic">bdf</mi>
      </mfrac>
    </mrow>
    <annotation encoding="StarMath 5.0">({a over b} * {c over d}) * {e over f} = {ace} over bdf</annotation>
  </semantics>
</math>
</file>

<file path=Object 4/content.xml><?xml version="1.0" encoding="utf-8"?>
<math xmlns="http://www.w3.org/1998/Math/MathML" display="block">
  <semantics>
    <mrow>
      <mrow>
        <mfrac>
          <mi>a</mi>
          <mi>b</mi>
        </mfrac>
        <mo stretchy="false">+</mo>
        <mrow>
          <mo fence="true" form="prefix" stretchy="false">(</mo>
          <mrow>
            <mrow>
              <mfrac>
                <mi>c</mi>
                <mi>d</mi>
              </mfrac>
              <mo stretchy="false">+</mo>
              <mfrac>
                <mi>e</mi>
                <mi>f</mi>
              </mfrac>
            </mrow>
          </mrow>
          <mo fence="true" form="postfix" stretchy="false">)</mo>
        </mrow>
      </mrow>
      <mo stretchy="false">=</mo>
      <mfrac>
        <mrow>
          <mrow>
            <mo fence="true" form="prefix" stretchy="false">(</mo>
            <mrow>
              <mrow>
                <mi mathvariant="italic">ad</mi>
                <mo stretchy="false">+</mo>
                <mi mathvariant="italic">bc</mi>
              </mrow>
            </mrow>
            <mo fence="true" form="postfix" stretchy="false">)</mo>
          </mrow>
          <mrow>
            <mi>f</mi>
            <mo stretchy="false">+</mo>
            <mi mathvariant="italic">ebd</mi>
          </mrow>
        </mrow>
        <mi mathvariant="italic">bdf</mi>
      </mfrac>
    </mrow>
    <annotation encoding="StarMath 5.0">a over b + (c over d + e over f) = {(ad + bc)f + ebd} over bdf</annotation>
  </semantics>
</math>
</file>

<file path=Object 40/content.xml><?xml version="1.0" encoding="utf-8"?>
<math xmlns="http://www.w3.org/1998/Math/MathML" display="block">
  <semantics>
    <mrow>
      <mrow>
        <mfrac>
          <mi>a</mi>
          <mi>b</mi>
        </mfrac>
        <mo stretchy="false">∗</mo>
        <mrow>
          <mo fence="true" form="prefix" stretchy="false">(</mo>
          <mrow>
            <mrow>
              <mfrac>
                <mi>c</mi>
                <mi>d</mi>
              </mfrac>
              <mo stretchy="false">∗</mo>
              <mfrac>
                <mi>e</mi>
                <mi>f</mi>
              </mfrac>
            </mrow>
          </mrow>
          <mo fence="true" form="postfix" stretchy="false">)</mo>
        </mrow>
      </mrow>
      <mo stretchy="false">=</mo>
      <mfrac>
        <mi mathvariant="italic">ace</mi>
        <mi mathvariant="italic">bdf</mi>
      </mfrac>
    </mrow>
    <annotation encoding="StarMath 5.0">{a over b} * ({c over d} * {e over f}) = {ace} over bdf</annotation>
  </semantics>
</math>
</file>

<file path=Object 41/content.xml><?xml version="1.0" encoding="utf-8"?>
<math xmlns="http://www.w3.org/1998/Math/MathML" display="block">
  <semantics>
    <mfrac>
      <mn>1</mn>
      <mn>1</mn>
    </mfrac>
    <annotation encoding="StarMath 5.0">1 over 1</annotation>
  </semantics>
</math>
</file>

<file path=Object 42/content.xml><?xml version="1.0" encoding="utf-8"?>
<math xmlns="http://www.w3.org/1998/Math/MathML" display="block">
  <semantics>
    <mfrac>
      <mi>a</mi>
      <mi>b</mi>
    </mfrac>
    <annotation encoding="StarMath 5.0">a over b</annotation>
  </semantics>
</math>
</file>

<file path=Object 43/content.xml><?xml version="1.0" encoding="utf-8"?>
<math xmlns="http://www.w3.org/1998/Math/MathML" display="block">
  <semantics>
    <mfrac>
      <mi>b</mi>
      <mi>a</mi>
    </mfrac>
    <annotation encoding="StarMath 5.0">b over a</annotation>
  </semantics>
</math>
</file>

<file path=Object 5/content.xml><?xml version="1.0" encoding="utf-8"?>
<math xmlns="http://www.w3.org/1998/Math/MathML" display="block">
  <semantics>
    <mfrac>
      <mn>0</mn>
      <mn>1</mn>
    </mfrac>
    <annotation encoding="StarMath 5.0">0 over 1</annotation>
  </semantics>
</math>
</file>

<file path=Object 6/content.xml><?xml version="1.0" encoding="utf-8"?>
<math xmlns="http://www.w3.org/1998/Math/MathML" display="block">
  <semantics>
    <mfrac>
      <mi>a</mi>
      <mi>b</mi>
    </mfrac>
    <annotation encoding="StarMath 5.0">a over b</annotation>
  </semantics>
</math>
</file>